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gress_check_(Unstoppable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2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110==0=11==11=0111=</text:p>
          </table:table-cell>
          <table:table-cell office:value-type="string" table:style-name="ce1">
            <text:p>0===1=0===0====1010=1</text:p>
          </table:table-cell>
          <table:table-cell office:value-type="string" table:style-name="ce1">
            <text:p>=01==11===0==11====1=</text:p>
          </table:table-cell>
          <table:table-cell office:value-type="float" office:value="1086.2" table:style-name="ce1">
            <text:p>1086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1001==1=00==00=1000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=11=0=0==1==111=11</text:p>
          </table:table-cell>
          <table:table-cell office:value-type="string" table:style-name="ce1">
            <text:p>1111=101==0==1=1110=0</text:p>
          </table:table-cell>
          <table:table-cell office:value-type="float" office:value="1027.2" table:style-name="ce1">
            <text:p>1027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28</text:p>
          </table:table-cell>
          <table:table-cell office:value-type="float" office:value="29.5" table:style-name="ce1">
            <text:p>29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===0=1===1====0101=0</text:p>
          </table:table-cell>
          <table:table-cell office:value-type="string" table:style-name="ce1">
            <text:p>0===00=1=1==0==000=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011=0===11==0===</text:p>
          </table:table-cell>
          <table:table-cell office:value-type="float" office:value="934.25" table:style-name="ce1">
            <text:p>934.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25</text:p>
          </table:table-cell>
          <table:table-cell office:value-type="float" office:value="25.5" table:style-name="ce1">
            <text:p>25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=10==00===1==00====0=</text:p>
          </table:table-cell>
          <table:table-cell office:value-type="string" table:style-name="ce1">
            <text:p>0000=010==1==0=0001=1</text:p>
          </table:table-cell>
          <table:table-cell office:value-type="string" table:style-name="ce1">
            <text:p>=0=10100=1===00==1===</text:p>
          </table:table-cell>
          <table:table-cell office:value-type="string" table:style-name="ce1">
            <text:p>...</text:p>
          </table:table-cell>
          <table:table-cell office:value-type="float" office:value="848.75" table:style-name="ce1">
            <text:p>848.75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19T20:54:19Z</dc:date>
  </office:meta>
</office:document-meta>
</file>